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rsid="000706e0" officeooo:paragraph-rsid="000706e0" style:font-size-asian="12pt" style:font-size-complex="12pt"/>
    </style:style>
    <style:style style:name="P2" style:family="paragraph" style:parent-style-name="Standard">
      <style:text-properties fo:font-size="12pt" officeooo:rsid="00097d25" officeooo:paragraph-rsid="00097d25" style:font-size-asian="12pt" style:font-size-complex="12pt"/>
    </style:style>
    <style:style style:name="P3" style:family="paragraph" style:parent-style-name="Standard">
      <style:text-properties fo:font-size="12pt" officeooo:rsid="00099962" officeooo:paragraph-rsid="00099962" style:font-size-asian="12pt" style:font-size-complex="12pt"/>
    </style:style>
    <style:style style:name="P4" style:family="paragraph" style:parent-style-name="Standard">
      <style:text-properties fo:font-size="12pt" officeooo:rsid="00099962" officeooo:paragraph-rsid="0009a4c1" style:font-size-asian="12pt" style:font-size-complex="12pt"/>
    </style:style>
    <style:style style:name="P5" style:family="paragraph" style:parent-style-name="Standard">
      <style:text-properties fo:font-size="12pt" officeooo:rsid="0009a4c1" officeooo:paragraph-rsid="0009a4c1" style:font-size-asian="12pt" style:font-size-complex="12pt"/>
    </style:style>
    <style:style style:name="P6" style:family="paragraph" style:parent-style-name="Standard">
      <style:text-properties fo:font-size="12pt" officeooo:rsid="000a264e" officeooo:paragraph-rsid="000a264e" style:font-size-asian="12pt" style:font-size-complex="12pt"/>
    </style:style>
    <style:style style:name="P7" style:family="paragraph" style:parent-style-name="Standard">
      <style:text-properties fo:font-size="12pt" fo:font-weight="bold" officeooo:rsid="000a264e" officeooo:paragraph-rsid="000a264e" style:font-size-asian="12pt" style:font-weight-asian="bold" style:font-size-complex="12pt" style:font-weight-complex="bold"/>
    </style:style>
    <style:style style:name="P8" style:family="paragraph" style:parent-style-name="Standard">
      <style:text-properties fo:font-size="12pt" fo:font-weight="bold" officeooo:rsid="000a264e" officeooo:paragraph-rsid="000b0532" style:font-size-asian="12pt" style:font-weight-asian="bold" style:font-size-complex="12pt" style:font-weight-complex="bold"/>
    </style:style>
    <style:style style:name="P9" style:family="paragraph" style:parent-style-name="Standard">
      <style:text-properties fo:font-size="12pt" fo:font-weight="bold" officeooo:rsid="00099962" officeooo:paragraph-rsid="0009a4c1" style:font-size-asian="12pt" style:font-weight-asian="bold" style:font-size-complex="12pt" style:font-weight-complex="bold"/>
    </style:style>
    <style:style style:name="P10" style:family="paragraph" style:parent-style-name="Standard">
      <style:text-properties fo:font-size="12pt" fo:font-weight="normal" officeooo:rsid="000bbe53" officeooo:paragraph-rsid="000bbe53"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4pt" officeooo:rsid="00065e66" officeooo:paragraph-rsid="00079e03" style:font-size-asian="14pt" style:font-size-complex="14pt"/>
    </style:style>
    <style:style style:name="P12" style:family="paragraph" style:parent-style-name="Standard">
      <style:paragraph-properties fo:text-align="center" style:justify-single-word="false"/>
      <style:text-properties fo:font-size="15pt" officeooo:rsid="00065e66" officeooo:paragraph-rsid="00079e03" style:font-size-asian="15pt" style:font-size-complex="15pt"/>
    </style:style>
    <style:style style:name="P13" style:family="paragraph" style:parent-style-name="Standard">
      <style:paragraph-properties fo:text-align="end" style:justify-single-word="false"/>
      <style:text-properties fo:font-size="15pt" officeooo:rsid="00065e66" officeooo:paragraph-rsid="00079e03" style:font-size-asian="15pt" style:font-size-complex="15pt"/>
    </style:style>
    <style:style style:name="P14" style:family="paragraph" style:parent-style-name="Standard">
      <style:paragraph-properties fo:text-align="center" style:justify-single-word="false"/>
      <style:text-properties officeooo:rsid="00065e66" officeooo:paragraph-rsid="00079e03"/>
    </style:style>
    <style:style style:name="P15" style:family="paragraph" style:parent-style-name="Standard">
      <style:paragraph-properties fo:text-align="center" style:justify-single-word="false"/>
      <style:text-properties fo:font-size="13pt" officeooo:rsid="00065e66" officeooo:paragraph-rsid="00079e03" style:font-size-asian="13pt" style:font-size-complex="13pt"/>
    </style:style>
    <style:style style:name="P16" style:family="paragraph" style:parent-style-name="Standard">
      <style:paragraph-properties fo:text-align="end" style:justify-single-word="false"/>
      <style:text-properties fo:font-size="13pt" officeooo:rsid="00065e66" officeooo:paragraph-rsid="00079e03" style:font-size-asian="13pt" style:font-size-complex="13pt"/>
    </style:style>
    <style:style style:name="P17" style:family="paragraph" style:parent-style-name="Standard">
      <style:paragraph-properties fo:text-align="center" style:justify-single-word="false"/>
      <style:text-properties fo:font-size="14pt" fo:font-weight="bold" officeooo:rsid="00065e66" officeooo:paragraph-rsid="0007e91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weight="bold" officeooo:rsid="000706e0" officeooo:paragraph-rsid="0007e91b" style:font-weight-asian="bold" style:font-weight-complex="bold"/>
    </style:style>
    <style:style style:name="P19" style:family="paragraph" style:parent-style-name="Standard">
      <style:paragraph-properties fo:text-align="end" style:justify-single-word="false"/>
      <style:text-properties fo:font-size="15pt" officeooo:rsid="000da6cb" officeooo:paragraph-rsid="000da6cb" style:font-size-asian="15pt" style:font-size-complex="15pt"/>
    </style:style>
    <style:style style:name="P20" style:family="paragraph" style:parent-style-name="Standard">
      <style:text-properties fo:font-size="12pt" officeooo:rsid="000da6cb" officeooo:paragraph-rsid="000da6cb" style:font-size-asian="12pt" style:font-size-complex="12pt"/>
    </style:style>
    <style:style style:name="P21" style:family="paragraph" style:parent-style-name="Standard">
      <style:text-properties fo:font-size="12pt" officeooo:rsid="00097d25" officeooo:paragraph-rsid="000da6cb" style:font-size-asian="12pt" style:font-size-complex="12pt"/>
    </style:style>
    <style:style style:name="P22" style:family="paragraph" style:parent-style-name="Standard">
      <style:text-properties fo:font-size="12pt" officeooo:rsid="0009a4c1" officeooo:paragraph-rsid="0009a4c1" style:font-size-asian="12pt" style:font-size-complex="12pt"/>
    </style:style>
    <style:style style:name="P23" style:family="paragraph" style:parent-style-name="Standard">
      <style:text-properties fo:font-size="12pt" fo:font-weight="normal" officeooo:rsid="000da6cb" officeooo:paragraph-rsid="000da6cb" style:font-size-asian="12pt" style:font-weight-asian="normal" style:font-size-complex="12pt" style:font-weight-complex="normal"/>
    </style:style>
    <style:style style:name="P24" style:family="paragraph" style:parent-style-name="Preformatted_20_Text">
      <style:text-properties fo:color="#000000" style:font-name="DejaVu Sans Mono" fo:font-size="12pt" officeooo:rsid="00099962" officeooo:paragraph-rsid="0009a4c1" style:font-size-asian="12pt" style:font-size-complex="12pt"/>
    </style:style>
    <style:style style:name="P25" style:family="paragraph" style:parent-style-name="Preformatted_20_Text">
      <style:text-properties fo:color="#000000" style:font-name="DejaVu Sans Mono" fo:font-size="12pt" officeooo:rsid="0009a4c1" officeooo:paragraph-rsid="0009a4c1" style:font-size-asian="12pt" style:font-size-complex="12pt"/>
    </style:style>
    <style:style style:name="P26"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2pt"/>
    </style:style>
    <style:style style:name="P27" style:family="paragraph" style:parent-style-name="Preformatted_20_Text">
      <style:paragraph-properties fo:background-color="#ffffff">
        <style:background-image/>
      </style:paragraph-properties>
      <style:text-properties fo:color="#000000"/>
    </style:style>
    <style:style style:name="P28" style:family="paragraph" style:parent-style-name="Preformatted_20_Text">
      <style:paragraph-properties fo:background-color="#ffffff">
        <style:background-image/>
      </style:paragraph-properties>
      <style:text-properties fo:color="#000000" style:font-name="DejaVu Sans Mono" fo:font-size="12pt"/>
    </style:style>
    <style:style style:name="P29" style:family="paragraph" style:parent-style-name="Preformatted_20_Text">
      <style:paragraph-properties fo:background-color="#ffffff">
        <style:background-image/>
      </style:paragraph-properties>
      <style:text-properties fo:color="#0000ff"/>
    </style:style>
    <style:style style:name="T1" style:family="text">
      <style:text-properties fo:font-weight="bold" style:font-weight-asian="bold" style:font-weight-complex="bold"/>
    </style:style>
    <style:style style:name="T2" style:family="text">
      <style:text-properties officeooo:rsid="00079e03"/>
    </style:style>
    <style:style style:name="T3" style:family="text">
      <style:text-properties officeooo:rsid="0007e91b"/>
    </style:style>
    <style:style style:name="T4" style:family="text">
      <style:text-properties fo:color="#e8bf6a" style:font-name="Source Code Pro" fo:font-size="11pt" fo:font-style="normal" fo:font-weight="normal" style:font-size-asian="11pt" style:font-style-asian="normal" style:font-weight-asian="normal" style:font-size-complex="11pt"/>
    </style:style>
    <style:style style:name="T5" style:family="text">
      <style:text-properties fo:color="#bababa" style:font-name="Source Code Pro" fo:font-size="11pt" fo:font-style="normal" fo:font-weight="normal" style:font-size-asian="11pt" style:font-style-asian="normal" style:font-weight-asian="normal" style:font-size-complex="11pt"/>
    </style:style>
    <style:style style:name="T6" style:family="text">
      <style:text-properties fo:color="#a5c261" style:font-name="Source Code Pro" fo:font-size="11pt" fo:font-style="normal" fo:font-weight="normal" style:font-size-asian="11pt" style:font-style-asian="normal" style:font-weight-asian="normal" style:font-size-complex="11pt"/>
    </style:style>
    <style:style style:name="T7" style:family="text">
      <style:text-properties officeooo:rsid="0009a4c1"/>
    </style:style>
    <style:style style:name="T8" style:family="text">
      <style:text-properties fo:font-size="11pt" style:font-size-asian="11pt" style:font-size-complex="11pt"/>
    </style:style>
    <style:style style:name="T9" style:family="text">
      <style:text-properties officeooo:rsid="000b0532"/>
    </style:style>
    <style:style style:name="T10" style:family="text">
      <style:text-properties officeooo:rsid="000da6cb"/>
    </style:style>
    <style:style style:name="T11" style:family="text">
      <style:text-properties fo:background-color="#efefef" loext:char-shading-value="0"/>
    </style:style>
    <style:style style:name="T12" style:family="text">
      <style:text-properties fo:color="#000080" fo:font-weight="bold" fo:background-color="#efefef" loext:char-shading-value="0"/>
    </style:style>
    <style:style style:name="T13" style:family="text">
      <style:text-properties fo:color="#000080" style:font-name="DejaVu Sans Mono" fo:font-size="12pt" fo:font-weight="bold" fo:background-color="#efefef" loext:char-shading-value="0"/>
    </style:style>
    <style:style style:name="T14" style:family="text">
      <style:text-properties style:font-name="DejaVu Sans Mono" fo:font-size="12pt"/>
    </style:style>
    <style:style style:name="T15" style:family="text">
      <style:text-properties style:font-name="DejaVu Sans Mono" fo:font-size="12pt" fo:background-color="#efefef" loext:char-shading-value="0"/>
    </style:style>
    <style:style style:name="T16" style:family="text">
      <style:text-properties fo:color="#0000ff"/>
    </style:style>
    <style:style style:name="T17" style:family="text">
      <style:text-properties fo:color="#0000ff" style:font-name="DejaVu Sans Mono" fo:font-size="12pt" fo:font-weight="bold"/>
    </style:style>
    <style:style style:name="T18" style:family="text">
      <style:text-properties fo:color="#0000ff" style:font-name="DejaVu Sans Mono" fo:font-size="12pt" fo:font-weight="bold" fo:background-color="#efefef" loext:char-shading-value="0"/>
    </style:style>
    <style:style style:name="T19" style:family="text">
      <style:text-properties fo:color="#0000ff" fo:font-weight="bold" fo:background-color="#efefef" loext:char-shading-value="0"/>
    </style:style>
    <style:style style:name="T20" style:family="text">
      <style:text-properties fo:color="#008000" style:font-name="DejaVu Sans Mono" fo:font-size="12pt" fo:font-weight="bold" fo:background-color="#efefef" loext:char-shading-value="0"/>
    </style:style>
    <style:style style:name="T21" style:family="text">
      <style:text-properties fo:color="#008000" fo:font-weight="bold" fo:background-color="#efefef" loext:char-shading-value="0"/>
    </style:style>
    <style:style style:name="T2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НАЦІОНАЛЬНИЙ ТЕХНІЧНИЙ УНІВЕРСИТЕТ УКРАЇНИ “КПІ”</text:p>
      <text:p text:style-name="P12"><text:tab/>ФАКУЛЬТЕТ ПРИКЛАДНОЇ МАТЕМАТИКИ</text:p>
      <text:p text:style-name="P14"/>
      <text:p text:style-name="P11"><text:tab/></text:p>
      <text:p text:style-name="P11"><text:tab/>Кафедра спеціалізованих комп'ютерних систем</text:p>
      <text:p text:style-name="P11"><text:tab/><text:span text:style-name="T1">Лабораторна робота №1</text:span></text:p>
      <text:p text:style-name="P11"><text:tab/>з дисципліни</text:p>
      <text:p text:style-name="P11"><text:tab/>“<text:span text:style-name="T2">Архітектура комп'ютерів</text:span>”</text:p>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3">Викона<text:span text:style-name="T3">ли</text:span> студент<text:span text:style-name="T3">и</text:span> гр. КВ-22</text:p>
      <text:p text:style-name="P19">Ткаченко Володимир</text:p>
      <text:p text:style-name="P19">Ткаченко Роман</text:p>
      <text:p text:style-name="P13">Перевірив</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Київ 2015</text:p>
      <text:p text:style-name="P18"><text:soft-page-break/>Варіант<text:span text:style-name="T10">4</text:span> </text:p>
      <text:p text:style-name="P20"><text:s/>ПЗ для пошуку географічних назв у новинах. Новини отримуються з</text:p>
      <text:p text:style-name="P20"/>
      <text:p text:style-name="P20">RSS­каналів, url яких задані у вхідному xml­файлі. Використовуючи базу</text:p>
      <text:p text:style-name="P20"/>
      <text:p text:style-name="P20">географічних назв України підрахувати частоту згадування кожного</text:p>
      <text:p text:style-name="P20"/>
      <text:p text:style-name="P20">населеного пункту в новинах протягом доби. Результат записати у файл в</text:p>
      <text:p text:style-name="P20"/>
      <text:p text:style-name="P20">форматі xml.</text:p>
      <text:p text:style-name="P1"/>
      <text:p text:style-name="P2">Посилання:</text:p>
      <text:p text:style-name="P21"><text:span text:style-name="T10">https://github.com/TkachVova/CompArcLab1.1</text:span></text:p>
      <text:p text:style-name="P2"/>
      <text:p text:style-name="P3">Вхідний файл:</text:p>
      <text:p text:style-name="P24"><text:span text:style-name="T11">&lt;</text:span><text:span text:style-name="T12">root</text:span><text:span text:style-name="T11">&gt;</text:span></text:p>
      <text:p text:style-name="P27"><text:s text:c="4"/><text:span text:style-name="T15">&lt;</text:span><text:span text:style-name="T13">url </text:span><text:span text:style-name="T18">name=</text:span><text:span text:style-name="T20">"npr"</text:span><text:span text:style-name="T15">&gt;</text:span><text:span text:style-name="T14">http://www.npr.org/rss/rss.php?id=1004</text:span><text:span text:style-name="T15">&lt;/</text:span><text:span text:style-name="T13">url</text:span><text:span text:style-name="T15">&gt;</text:span></text:p>
      <text:p text:style-name="P27"><text:s text:c="4"/><text:span text:style-name="T15">&lt;</text:span><text:span text:style-name="T13">url </text:span><text:span text:style-name="T18">name=</text:span><text:span text:style-name="T20">"cbc"</text:span><text:span text:style-name="T15">&gt;</text:span><text:span text:style-name="T14">http://www.cbc.ca/cmlink/rss-world</text:span><text:span text:style-name="T15">&lt;/</text:span><text:span text:style-name="T13">url</text:span><text:span text:style-name="T15">&gt;</text:span></text:p>
      <text:p text:style-name="P27"><text:s text:c="4"/><text:span text:style-name="T15">&lt;</text:span><text:span text:style-name="T13">url </text:span><text:span text:style-name="T18">name=</text:span><text:span text:style-name="T20">"CNN"</text:span><text:span text:style-name="T15">&gt;</text:span><text:span text:style-name="T14">http://rss.cnn.com/rss/cnn_topstories.rss</text:span><text:span text:style-name="T15">&lt;/</text:span><text:span text:style-name="T13">url</text:span><text:span text:style-name="T15">&gt;</text:span></text:p>
      <text:p text:style-name="P27"><text:s text:c="4"/><text:span text:style-name="T15">&lt;</text:span><text:span text:style-name="T13">url </text:span><text:span text:style-name="T18">name=</text:span><text:span text:style-name="T20">"New York Times"</text:span><text:span text:style-name="T15">&gt;</text:span><text:span text:style-name="T14">http://feeds.nytimes.com/nyt/rss/HomePage</text:span><text:span text:style-name="T15">&lt;/</text:span><text:span text:style-name="T13">url</text:span><text:span text:style-name="T15">&gt;</text:span></text:p>
      <text:p text:style-name="P27"><text:s text:c="4"/><text:span text:style-name="T15">&lt;</text:span><text:span text:style-name="T13">url </text:span><text:span text:style-name="T18">name=</text:span><text:span text:style-name="T20">"BBC"</text:span><text:span text:style-name="T15">&gt;</text:span><text:span text:style-name="T14">http://newsrss.bbc.co.uk/rss/newsonline_world_edition/americas/rss.xml</text:span><text:span text:style-name="T15">&lt;/</text:span><text:span text:style-name="T13">url</text:span><text:span text:style-name="T15">&gt;</text:span></text:p>
      <text:p text:style-name="P27"><text:s text:c="4"/><text:span text:style-name="T15">&lt;</text:span><text:span text:style-name="T13">url </text:span><text:span text:style-name="T18">name=</text:span><text:span text:style-name="T20">"Reuters"</text:span><text:span text:style-name="T15">&gt;</text:span><text:span text:style-name="T14">http://feeds.reuters.com/reuters/topNews</text:span><text:span text:style-name="T15">&lt;/</text:span><text:span text:style-name="T13">url</text:span><text:span text:style-name="T15">&gt;</text:span></text:p>
      <text:p text:style-name="P26"><text:span text:style-name="T11">&lt;/</text:span><text:span text:style-name="T12">root</text:span><text:span text:style-name="T11">&gt;</text:span></text:p>
      <text:p text:style-name="P4"><text:line-break/></text:p>
      <text:p text:style-name="P9">В<text:span text:style-name="T7">и</text:span>хідний файл:</text:p>
      <text:p text:style-name="P25"><text:span text:style-name="T22">&lt;?</text:span><text:span text:style-name="T19">xml version=</text:span><text:span text:style-name="T21">"1.0" </text:span><text:span text:style-name="T22">?&gt;</text:span></text:p>
      <text:p text:style-name="P28"><text:span text:style-name="T11">&lt;</text:span><text:span text:style-name="T12">root</text:span><text:span text:style-name="T11">&gt;</text:span></text:p>
      <text:p text:style-name="P27"><text:s text:c="3"/><text:span text:style-name="T15">&lt;</text:span><text:span text:style-name="T13">item</text:span><text:span text:style-name="T15">&gt;</text:span></text:p>
      <text:p text:style-name="P27"><text:s text:c="6"/><text:span text:style-name="T15">&lt;</text:span><text:span text:style-name="T13">title</text:span><text:span text:style-name="T15">&gt;</text:span><text:span text:style-name="T14">Clashes rage in Ukraine coastal town, threatening ceasefire</text:span><text:span text:style-name="T15">&lt;/</text:span><text:span text:style-name="T13">title</text:span><text:span text:style-name="T15">&gt;</text:span></text:p>
      <text:p text:style-name="P27"><text:s text:c="6"/><text:span text:style-name="T15">&lt;</text:span><text:span text:style-name="T13">description</text:span><text:span text:style-name="T15">&gt;</text:span></text:p>
      <text:p text:style-name="P27"><text:s text:c="8"/></text:p>
      <text:p text:style-name="P27"><text:s text:c="24"/><text:span text:style-name="T17">&amp;lt;</text:span><text:span text:style-name="T14">img title='A fighter of the Azov Battalion observes enemy</text:span><text:span text:style-name="T17">&amp;amp;</text:span><text:span text:style-name="T14">#39;s positions in the town of Shyrokyne, eastern Ukraine. Government and Russian-backed separatist forces face off against one another across an unseen line cutting through the town.' height='259' alt='Ukraine Frayed Truce' width='460' src='http://i.cbc.ca/1.3006174.1427142578!/cpImage/httpImage/image.jpg_gen/derivatives/16x9_460/ukraine-frayed-truce.jpg' /</text:span><text:span text:style-name="T17">&amp;gt; <text:s text:c="15"/>&amp;lt;</text:span><text:span text:style-name="T14">p</text:span><text:span text:style-name="T17">&amp;gt;</text:span><text:span text:style-name="T14">Government and Russian-backed separatist forces face off in daily gun and artillery battles across an unseen line cutting through the town of Shyrokyne, Ukraine. The enduring unrest arouses deep anxieties that the conflict could flare up again across the entire 450-kilometre front line.</text:span><text:span text:style-name="T17">&amp;lt;</text:span><text:span text:style-name="T14">/p</text:span><text:span text:style-name="T17">&amp;gt;</text:span></text:p>
      <text:p text:style-name="P29"><text:s text:c="8"/></text:p>
      <text:p text:style-name="P27"><text:span text:style-name="T16"><text:s text:c="6"/></text:span><text:span text:style-name="T15">&lt;/</text:span><text:span text:style-name="T13">description</text:span><text:span text:style-name="T15">&gt;</text:span></text:p>
      <text:p text:style-name="P27"><text:soft-page-break/><text:s text:c="3"/><text:span text:style-name="T15">&lt;/</text:span><text:span text:style-name="T13">item</text:span><text:span text:style-name="T15">&gt;</text:span></text:p>
      <text:p text:style-name="P26"><text:span text:style-name="T11">&lt;/</text:span><text:span text:style-name="T12">root</text:span><text:span text:style-name="T11">&gt;</text:span></text:p>
      <text:p text:style-name="P5"/>
      <text:p text:style-name="P3"/>
      <text:p text:style-name="P3"/>
      <text:p text:style-name="P7">Запуск першої версії:</text:p>
      <text:p text:style-name="P20">/home/roman/virtenvs/lab1/bin/python2.7 /home/roman/pythonProjects/CompArcLab1.1-master/CompArcLab1/__main__.py</text:p>
      <text:p text:style-name="P20">[('http://www.npr.org/rss/rss.php?id=1004', 'npr'), ('http://www.cbc.ca/cmlink/rss-world', 'cbc'), ('http://rss.cnn.com/rss/cnn_topstories.rss', 'CNN'), ('http://feeds.nytimes.com/nyt/rss/HomePage', 'New York Times'), ('http://newsrss.bbc.co.uk/rss/newsonline_world_edition/americas/rss.xml', 'BBC'), ('http://feeds.reuters.com/reuters/topNews', 'Reuters')]</text:p>
      <text:p text:style-name="P20">UKRAINE</text:p>
      <text:p text:style-name="P20">link: http://www.cbc.ca/news/world/ukraine-town-skirmishes-could-threaten-ceasefire-1.3005953?cmp=rss</text:p>
      <text:p text:style-name="P20">UKRAINE</text:p>
      <text:p text:style-name="P20">link: http://www.cbc.ca/news/world/ukraine-town-skirmishes-could-threaten-ceasefire-1.3005953?cmp=rss</text:p>
      <text:p text:style-name="P20">onethread</text:p>
      <text:p text:style-name="P20">Time : </text:p>
      <text:p text:style-name="P20">23.3340251446</text:p>
      <text:p text:style-name="P20"/>
      <text:p text:style-name="P20">Process finished with exit code 0</text:p>
      <text:p text:style-name="P6"/>
      <text:p text:style-name="P8">Запуск <text:span text:style-name="T9">другої</text:span> версії:</text:p>
      <text:p text:style-name="P23">/home/roman/virtenvs/lab1/bin/python2.7 /home/roman/pythonProjects/CompArcLab1.1-master/CompArcLab1/__main__.py</text:p>
      <text:p text:style-name="P23">[('http://www.npr.org/rss/rss.php?id=1004', 'npr'), ('http://www.cbc.ca/cmlink/rss-world', 'cbc'), ('http://rss.cnn.com/rss/cnn_topstories.rss', 'CNN'), ('http://feeds.nytimes.com/nyt/rss/HomePage', 'New York Times'), ('http://newsrss.bbc.co.uk/rss/newsonline_world_edition/americas/rss.xml', 'BBC'), ('http://feeds.reuters.com/reuters/topNews', 'Reuters')]</text:p>
      <text:p text:style-name="P23">UKRAINE</text:p>
      <text:p text:style-name="P23">link: http://www.cbc.ca/news/world/ukraine-town-skirmishes-could-threaten-ceasefire-1.3005953?cmp=rss</text:p>
      <text:p text:style-name="P23">UKRAINE</text:p>
      <text:p text:style-name="P23">link: http://www.cbc.ca/news/world/ukraine-town-skirmishes-could-threaten-ceasefire-1.3005953?cmp=rss</text:p>
      <text:p text:style-name="P23">multithread</text:p>
      <text:p text:style-name="P23">Time : </text:p>
      <text:p text:style-name="P23">19.9701960087</text:p>
      <text:p text:style-name="P23"/>
      <text:p text:style-name="P23">Process finished with exit code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Source Code Pro" svg:font-family="'Source Code Pro'"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0:51:44.739985451</meta:creation-date>
    <meta:generator>LibreOffice/4.2.7.2$Linux_X86_64 LibreOffice_project/420m0$Build-2</meta:generator>
    <dc:date>2015-03-24T11:00:23.991874053</dc:date>
    <meta:editing-duration>PT22M58S</meta:editing-duration>
    <meta:editing-cycles>10</meta:editing-cycles>
    <meta:document-statistic meta:table-count="0" meta:image-count="0" meta:object-count="0" meta:page-count="3" meta:paragraph-count="64" meta:word-count="264" meta:character-count="3581" meta:non-whitespace-character-count="3263"/>
  </office:meta>
</office:document-meta>
</file>